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451" calcext:value-type="percentage">
            <text:p>14,51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18" calcext:value-type="float">
            <text:p>1,8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778" calcext:value-type="percentage">
            <text:p>67,7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0121" calcext:value-type="float">
            <text:p>1,2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824" calcext:value-type="percentage">
            <text:p>18,24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6698" calcext:value-type="percentage">
            <text:p>6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0367" calcext:value-type="float">
            <text:p>3,67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02" calcext:value-type="percentage">
            <text:p>0,2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62" calcext:value-type="float">
            <text:p>0,62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0911" calcext:value-type="float">
            <text:p>9,1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667" calcext:value-type="percentage">
            <text:p>56,67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0504" calcext:value-type="float">
            <text:p>5,0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1529" calcext:value-type="percentage">
            <text:p>15,29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4444" calcext:value-type="percentage">
            <text:p>44,44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0845" calcext:value-type="float">
            <text:p>8,45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373" calcext:value-type="percentage">
            <text:p>3,73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5397" calcext:value-type="percentage">
            <text:p>53,97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0839" calcext:value-type="float">
            <text:p>8,39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0314" calcext:value-type="float">
            <text:p>3,1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1353" calcext:value-type="percentage">
            <text:p>13,53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4286" calcext:value-type="percentage">
            <text:p>42,86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1.01" calcext:value-type="float">
            <text:p>1,01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0514" calcext:value-type="float">
            <text:p>5,1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19" calcext:value-type="percentage">
            <text:p>61,90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023" calcext:value-type="float">
            <text:p>0,023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0227" calcext:value-type="float">
            <text:p>2,27E-05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8609" calcext:value-type="percentage">
            <text:p>8,61%</text:p>
          </table:table-cell>
          <table:table-cell table:style-name="ce23"/>
          <table:table-cell table:style-name="ce25" table:formula="of:=AVERAGE([.D2:.D11])" office:value-type="percentage" office:value="0.51364" calcext:value-type="percentage">
            <text:p>51,36%</text:p>
          </table:table-cell>
          <table:table-cell table:style-name="ce23"/>
          <table:table-cell table:style-name="ce28" table:formula="of:=AVERAGE([.F2:.F11])" office:value-type="float" office:value="0.3153" calcext:value-type="float">
            <text:p>0,3153</text:p>
          </table:table-cell>
          <table:table-cell table:style-name="ce23"/>
          <table:table-cell table:style-name="ce32" table:formula="of:=AVERAGE([.H2:.H11])" office:value-type="float" office:value="0.00006442" calcext:value-type="float">
            <text:p>6,44E-05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202" calcext:value-type="percentage">
            <text:p>20,20%</text:p>
          </table:table-cell>
          <table:table-cell office:value-type="string" calcext:value-type="string">
            <text:p>Liver_1</text:p>
          </table:table-cell>
          <table:table-cell table:style-name="ce25" office:value-type="percentage" office:value="0.2461" calcext:value-type="percentage">
            <text:p>24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0945" calcext:value-type="percentage">
            <text:p>9,45%</text:p>
          </table:table-cell>
          <table:table-cell office:value-type="string" calcext:value-type="string">
            <text:p>Liver_2</text:p>
          </table:table-cell>
          <table:table-cell table:style-name="ce25" office:value-type="percentage" office:value="0.248" calcext:value-type="percentage">
            <text:p>24,80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13" calcext:value-type="float">
            <text:p>1,13</text:p>
          </table:table-cell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0792" calcext:value-type="percentage">
            <text:p>7,92%</text:p>
          </table:table-cell>
          <table:table-cell office:value-type="string" calcext:value-type="string">
            <text:p>Liver_3</text:p>
          </table:table-cell>
          <table:table-cell table:style-name="ce25" office:value-type="percentage" office:value="0.2843" calcext:value-type="percentage">
            <text:p>28,43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068" calcext:value-type="percentage">
            <text:p>6,80%</text:p>
          </table:table-cell>
          <table:table-cell office:value-type="string" calcext:value-type="string">
            <text:p>Liver_4</text:p>
          </table:table-cell>
          <table:table-cell table:style-name="ce25" office:value-type="percentage" office:value="0.4343" calcext:value-type="percentage">
            <text:p>43,43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33" calcext:value-type="float">
            <text:p>0,33</text:p>
          </table:table-cell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1128" calcext:value-type="percentage">
            <text:p>11,28%</text:p>
          </table:table-cell>
          <table:table-cell office:value-type="string" calcext:value-type="string">
            <text:p>Liver_5</text:p>
          </table:table-cell>
          <table:table-cell table:style-name="ce25" office:value-type="percentage" office:value="0.3059" calcext:value-type="percentage">
            <text:p>30,59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1348" calcext:value-type="percentage">
            <text:p>13,48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157" calcext:value-type="percentage">
            <text:p>21,57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1383" calcext:value-type="percentage">
            <text:p>13,83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216" calcext:value-type="percentage">
            <text:p>32,16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9" calcext:value-type="float">
            <text:p>0,9</text:p>
          </table:table-cell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482" calcext:value-type="percentage">
            <text:p>14,82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3824" calcext:value-type="percentage">
            <text:p>38,24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1.64" calcext:value-type="float">
            <text:p>1,64</text:p>
          </table:table-cell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1297" calcext:value-type="percentage">
            <text:p>12,97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4412" calcext:value-type="percentage">
            <text:p>44,12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7" calcext:value-type="float">
            <text:p>0,27</text:p>
          </table:table-cell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1667" calcext:value-type="percentage">
            <text:p>16,67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353" calcext:value-type="percentage">
            <text:p>23,53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12742" calcext:value-type="percentage">
            <text:p>12,74%</text:p>
          </table:table-cell>
          <table:table-cell table:style-name="ce23"/>
          <table:table-cell table:style-name="ce25" table:formula="of:=AVERAGE([.D16:.D25])" office:value-type="percentage" office:value="0.31148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581" calcext:value-type="float">
            <text:p>0,581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1429" calcext:value-type="percentage">
            <text:p>14,29%</text:p>
          </table:table-cell>
          <table:table-cell office:value-type="string" calcext:value-type="string">
            <text:p>Z_f_s_1</text:p>
          </table:table-cell>
          <table:table-cell table:style-name="ce25" office:value-type="percentage" office:value="0.0667" calcext:value-type="percentage">
            <text:p>6,67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table:style-name="ce25" office:value-type="percentage" office:value="0.0333" calcext:value-type="percentage">
            <text:p>3,33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0876" calcext:value-type="percentage">
            <text:p>8,76%</text:p>
          </table:table-cell>
          <table:table-cell office:value-type="string" calcext:value-type="string">
            <text:p>Z_f_s_3</text:p>
          </table:table-cell>
          <table:table-cell table:style-name="ce25" office:value-type="percentage" office:value="0.0378" calcext:value-type="percentage">
            <text:p>3,78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string" calcext:value-type="string">
            <text:p>Z_f_s_4</text:p>
          </table:table-cell>
          <table:table-cell table:style-name="ce25" office:value-type="percentage" office:value="0.03" calcext:value-type="percentage">
            <text:p>3,00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571" calcext:value-type="percentage">
            <text:p>15,7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1276" calcext:value-type="percentage">
            <text:p>12,76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61" calcext:value-type="percentage">
            <text:p>6,10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667" calcext:value-type="percentage">
            <text:p>16,67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61" calcext:value-type="percentage">
            <text:p>6,1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11" calcext:value-type="percentage">
            <text:p>10,11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086" calcext:value-type="percentage">
            <text:p>10,86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333" calcext:value-type="percentage">
            <text:p>3,33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305" calcext:value-type="percentage">
            <text:p>3,05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667" calcext:value-type="percentage">
            <text:p>6,67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10344" calcext:value-type="percentage">
            <text:p>10,34%</text:p>
          </table:table-cell>
          <table:table-cell table:style-name="ce23"/>
          <table:table-cell table:style-name="ce25" table:formula="of:=AVERAGE([.D30:.D39])" office:value-type="percentage" office:value="0.06356" calcext:value-type="percentage">
            <text:p>6,36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3846" calcext:value-type="percentage">
            <text:p>38,46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247" calcext:value-type="percentage">
            <text:p>22,47%</text:p>
          </table:table-cell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1552.69" calcext:value-type="float">
            <text:p>1552,6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457" calcext:value-type="percentage">
            <text:p>14,57%</text:p>
          </table:table-cell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912.99" calcext:value-type="float">
            <text:p>1912,9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3846" calcext:value-type="percentage">
            <text:p>38,46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136" calcext:value-type="percentage">
            <text:p>11,36%</text:p>
          </table:table-cell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 office:value-type="float" office:value="1277.92" calcext:value-type="float">
            <text:p>1277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2308" calcext:value-type="percentage">
            <text:p>23,0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 office:value-type="float" office:value="1903.35" calcext:value-type="float">
            <text:p>1903,3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5385" calcext:value-type="percentage">
            <text:p>53,85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049" calcext:value-type="percentage">
            <text:p>10,49%</text:p>
          </table:table-cell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2085.54" calcext:value-type="float">
            <text:p>2085,5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615" calcext:value-type="percentage">
            <text:p>46,15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333" calcext:value-type="percentage">
            <text:p>23,33%</text:p>
          </table:table-cell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1588.74" calcext:value-type="float">
            <text:p>1588,7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1538" calcext:value-type="percentage">
            <text:p>15,3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58" calcext:value-type="percentage">
            <text:p>25,80%</text:p>
          </table:table-cell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1473.67" calcext:value-type="float">
            <text:p>1473,6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538" calcext:value-type="percentage">
            <text:p>15,3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198" calcext:value-type="percentage">
            <text:p>21,98%</text:p>
          </table:table-cell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3052" calcext:value-type="percentage">
            <text:p>30,5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1481" calcext:value-type="percentage">
            <text:p>14,81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6923" calcext:value-type="percentage">
            <text:p>69,2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865" calcext:value-type="percentage">
            <text:p>18,65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6128" calcext:value-type="percentage">
            <text:p>36,13%</text:p>
          </table:table-cell>
          <table:table-cell table:style-name="ce23"/>
          <table:table-cell table:style-name="ce25" table:formula="of:=AVERAGE([.D45:.D54])" office:value-type="percentage" office:value="0.1747" calcext:value-type="percentage">
            <text:p>17,47%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1684.98571428571" calcext:value-type="float">
            <text:p>1684,98571428571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1586" calcext:value-type="percentage">
            <text:p>15,86%</text:p>
          </table:table-cell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1</text:p>
          </table:table-cell>
          <table:table-cell table:style-name="ce24" office:value-type="percentage" office:value="0.2083" calcext:value-type="percentage">
            <text:p>20,83%</text:p>
          </table:table-cell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1672" calcext:value-type="percentage">
            <text:p>16,72%</text:p>
          </table:table-cell>
          <table:table-cell office:value-type="string" calcext:value-type="string">
            <text:p>zonf_s_2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2</text:p>
          </table:table-cell>
          <table:table-cell table:style-name="ce24" office:value-type="percentage" office:value="0.2368" calcext:value-type="percentage">
            <text:p>23,68%</text:p>
          </table:table-cell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2167" calcext:value-type="percentage">
            <text:p>21,67%</text:p>
          </table:table-cell>
          <table:table-cell office:value-type="string" calcext:value-type="string">
            <text:p>zonf_s_3</text:p>
          </table:table-cell>
          <table:table-cell office:value-type="percentage" office:value="0.06" calcext:value-type="percentage">
            <text:p>6,00%</text:p>
          </table:table-cell>
          <table:table-cell office:value-type="string" calcext:value-type="string">
            <text:p>Pima_3</text:p>
          </table:table-cell>
          <table:table-cell table:style-name="ce24" office:value-type="percentage" office:value="0.2224" calcext:value-type="percentage">
            <text:p>22,24%</text:p>
          </table:table-cell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1634" calcext:value-type="percentage">
            <text:p>16,34%</text:p>
          </table:table-cell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Pima_4</text:p>
          </table:table-cell>
          <table:table-cell table:style-name="ce24" office:value-type="percentage" office:value="0.1956" calcext:value-type="percentage">
            <text:p>19,56%</text:p>
          </table:table-cell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.1381" calcext:value-type="percentage">
            <text:p>13,81%</text:p>
          </table:table-cell>
          <table:table-cell office:value-type="string" calcext:value-type="string">
            <text:p>zonf_s_5</text:p>
          </table:table-cell>
          <table:table-cell office:value-type="percentage" office:value="0.06" calcext:value-type="percentage">
            <text:p>6,00%</text:p>
          </table:table-cell>
          <table:table-cell office:value-type="string" calcext:value-type="string">
            <text:p>Pima_5</text:p>
          </table:table-cell>
          <table:table-cell table:style-name="ce24" office:value-type="percentage" office:value="0.1947" calcext:value-type="percentage">
            <text:p>19,47%</text:p>
          </table:table-cell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.1452" calcext:value-type="percentage">
            <text:p>14,52%</text:p>
          </table:table-cell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6</text:p>
          </table:table-cell>
          <table:table-cell table:style-name="ce24" office:value-type="percentage" office:value="0.2618" calcext:value-type="percentage">
            <text:p>26,18%</text:p>
          </table:table-cell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2183" calcext:value-type="percentage">
            <text:p>21,83%</text:p>
          </table:table-cell>
          <table:table-cell office:value-type="string" calcext:value-type="string">
            <text:p>zonf_s_7</text:p>
          </table:table-cell>
          <table:table-cell office:value-type="percentage" office:value="0.0193" calcext:value-type="percentage">
            <text:p>1,93%</text:p>
          </table:table-cell>
          <table:table-cell office:value-type="string" calcext:value-type="string">
            <text:p>Pima_7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812" calcext:value-type="percentage">
            <text:p>8,12%</text:p>
          </table:table-cell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8</text:p>
          </table:table-cell>
          <table:table-cell table:style-name="ce24" office:value-type="percentage" office:value="0.1388" calcext:value-type="percentage">
            <text:p>13,88%</text:p>
          </table:table-cell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.1522" calcext:value-type="percentage">
            <text:p>15,22%</text:p>
          </table:table-cell>
          <table:table-cell office:value-type="string" calcext:value-type="string">
            <text:p>zonf_s_9</text:p>
          </table:table-cell>
          <table:table-cell office:value-type="percentage" office:value="0.059" calcext:value-type="percentage">
            <text:p>5,90%</text:p>
          </table:table-cell>
          <table:table-cell office:value-type="string" calcext:value-type="string">
            <text:p>Pima_9</text:p>
          </table:table-cell>
          <table:table-cell table:style-name="ce24" office:value-type="percentage" office:value="0.2535" calcext:value-type="percentage">
            <text:p>25,35%</text:p>
          </table:table-cell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2747" calcext:value-type="percentage">
            <text:p>27,47%</text:p>
          </table:table-cell>
          <table:table-cell office:value-type="string" calcext:value-type="string">
            <text:p>zonf_s_10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10</text:p>
          </table:table-cell>
          <table:table-cell table:style-name="ce24" office:value-type="percentage" office:value="0.2947" calcext:value-type="percentage">
            <text:p>29,47%</text:p>
          </table:table-cell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17156" calcext:value-type="percentage">
            <text:p>17,16%</text:p>
          </table:table-cell>
          <table:table-cell table:style-name="ce23"/>
          <table:table-cell table:style-name="ce25" table:formula="of:=AVERAGE([.D59:.D68])" office:value-type="percentage" office:value="0.03383" calcext:value-type="percentage">
            <text:p>3,38%</text:p>
          </table:table-cell>
          <table:table-cell table:style-name="ce23"/>
          <table:table-cell table:style-name="ce25" table:formula="of:=AVERAGE([.F59:.F68])" office:value-type="percentage" office:value="0.22391" calcext:value-type="percentage">
            <text:p>22,39%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</text:p>
          </table:table-cell>
          <table:table-cell office:value-type="float" office:value="0.36" calcext:value-type="float">
            <text:p>0,3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2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3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4</text:p>
          </table:table-cell>
          <table:table-cell office:value-type="percentage" office:value="0.0926" calcext:value-type="percentage">
            <text:p>9,26%</text:p>
          </table:table-cell>
          <table:table-cell office:value-type="string" calcext:value-type="string">
            <text:p>FA_4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3033" calcext:value-type="percentage">
            <text:p>30,33%</text:p>
          </table:table-cell>
          <table:table-cell office:value-type="string" calcext:value-type="string">
            <text:p>Popfailures_5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Popfailures_6</text:p>
          </table:table-cell>
          <table:table-cell office:value-type="percentage" office:value="0.063" calcext:value-type="percentage">
            <text:p>6,30%</text:p>
          </table:table-cell>
          <table:table-cell office:value-type="string" calcext:value-type="string">
            <text:p>FA_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6</text:p>
          </table:table-cell>
          <table:table-cell office:value-type="float" office:value="0.45" calcext:value-type="float">
            <text:p>0,4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string" calcext:value-type="string">
            <text:p>FA_7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Y_7</text:p>
          </table:table-cell>
          <table:table-cell office:value-type="float" office:value="0.24" calcext:value-type="float">
            <text:p>0,2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8</text:p>
          </table:table-cell>
          <table:table-cell office:value-type="percentage" office:value="0.21" calcext:value-type="percentage">
            <text:p>21,00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8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8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9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9</text:p>
          </table:table-cell>
          <table:table-cell office:value-type="percentage" office:value="0.0549" calcext:value-type="percentage">
            <text:p>5,49%</text:p>
          </table:table-cell>
          <table:table-cell office:value-type="string" calcext:value-type="string">
            <text:p>FA_9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9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0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1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0</text:p>
          </table:table-cell>
          <table:table-cell office:value-type="float" office:value="0.14" calcext:value-type="float">
            <text:p>0,1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21066" calcext:value-type="percentage">
            <text:p>21,07%</text:p>
          </table:table-cell>
          <table:table-cell table:style-name="ce23"/>
          <table:table-cell table:style-name="ce25" table:formula="of:=AVERAGE([.D73:.D82])" office:value-type="percentage" office:value="0.0705" calcext:value-type="percentage">
            <text:p>7,05%</text:p>
          </table:table-cell>
          <table:table-cell table:style-name="ce23"/>
          <table:table-cell table:style-name="ce28" table:formula="of:=AVERAGE([.F73:.F82])" office:value-type="float" office:value="0.25" calcext:value-type="float">
            <text:p>0,25</text:p>
          </table:table-cell>
          <table:table-cell table:style-name="ce23"/>
          <table:table-cell table:style-name="ce28" table:formula="of:=AVERAGE([.H73:.H82])" office:value-type="float" office:value="0.138" calcext:value-type="float">
            <text:p>0,138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Regions2_1</text:p>
          </table:table-cell>
          <table:table-cell office:value-type="percentage" office:value="0.2581" calcext:value-type="percentage">
            <text:p>25,81%</text:p>
          </table:table-cell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3438" calcext:value-type="percentage">
            <text:p>34,3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Regions2_2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5124" calcext:value-type="percentage">
            <text:p>51,2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84" calcext:value-type="percentage">
            <text:p>84,00%</text:p>
          </table:table-cell>
          <table:table-cell office:value-type="string" calcext:value-type="string">
            <text:p>Regions2_3</text:p>
          </table:table-cell>
          <table:table-cell office:value-type="percentage" office:value="0.2581" calcext:value-type="percentage">
            <text:p>25,81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704" calcext:value-type="percentage">
            <text:p>37,04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409" calcext:value-type="percentage">
            <text:p>24,0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871" calcext:value-type="percentage">
            <text:p>38,71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575" calcext:value-type="percentage">
            <text:p>25,75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3075" calcext:value-type="percentage">
            <text:p>30,75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82" calcext:value-type="percentage">
            <text:p>82,00%</text:p>
          </table:table-cell>
          <table:table-cell table:style-name="ce23"/>
          <table:table-cell table:style-name="ce25" table:formula="of:=AVERAGE([.D86:.D95])" office:value-type="percentage" office:value="0.306325" calcext:value-type="percentage">
            <text:p>30,63%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percentage" office:value="0.4281" calcext:value-type="percentage">
            <text:p>42,81%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579" calcext:value-type="percentage">
            <text:p>15,79%</text:p>
          </table:table-cell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32" calcext:value-type="percentage">
            <text:p>26,32%</text:p>
          </table:table-cell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18" calcext:value-type="percentage">
            <text:p>10,18%</text:p>
          </table:table-cell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053" calcext:value-type="percentage">
            <text:p>10,53%</text:p>
          </table:table-cell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75" calcext:value-type="percentage">
            <text:p>11,75%</text:p>
          </table:table-cell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percentage" office:value="0.16535" calcext:value-type="percentage">
            <text:p>16,54%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09:56:54.60702338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15T11:15:12.086431744</dc:date>
    <meta:editing-duration>P27DT14H34M56S</meta:editing-duration>
    <meta:editing-cycles>5175</meta:editing-cycles>
    <meta:generator>LibreOffice/7.0.4.2$Linux_X86_64 LibreOffice_project/00$Build-2</meta:generator>
    <meta:document-statistic meta:table-count="4" meta:cell-count="3413" meta:object-count="0"/>
  </office:meta>
</office:document-meta>
</file>